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Standard">
      <style:table-properties style:width="6.7701in" style:page-number="auto" table:align="left" style:writing-mode="lr-tb"/>
    </style:style>
    <style:style style:name="Tableau1.A" style:family="table-column">
      <style:table-column-properties style:column-width="0.6688in"/>
    </style:style>
    <style:style style:name="Tableau1.B" style:family="table-column">
      <style:table-column-properties style:column-width="0.5118in"/>
    </style:style>
    <style:style style:name="Tableau1.C" style:family="table-column">
      <style:table-column-properties style:column-width="0.3931in"/>
    </style:style>
    <style:style style:name="Tableau1.D" style:family="table-column">
      <style:table-column-properties style:column-width="5.1965in"/>
    </style:style>
    <style:style style:name="Tableau1.1" style:family="table-row">
      <style:table-row-properties fo:keep-together="auto"/>
    </style:style>
    <style:style style:name="Tableau1.A1" style:family="table-cell">
      <style:table-cell-properties style:vertical-align="top" fo:padding="0in" fo:border="none" style:writing-mode="lr-tb"/>
    </style:style>
    <style:style style:name="Tableau1.B1" style:family="table-cell">
      <style:table-cell-properties style:vertical-align="top" fo:background-color="#792478" fo:padding-left="0.0833in" fo:padding-right="0.0833in" fo:padding-top="0.1667in" fo:padding-bottom="0.0833in" fo:border-left="none" fo:border-right="none" fo:border-top="none" fo:border-bottom="2pt solid #792478" style:writing-mode="lr-tb">
        <style:background-image/>
      </style:table-cell-properties>
    </style:style>
    <style:style style:name="Tableau1.C1" style:family="table-cell">
      <style:table-cell-properties style:vertical-align="top" fo:padding="0in" fo:border-left="none" fo:border-right="none" fo:border-top="none" fo:border-bottom="2pt solid #792478" style:writing-mode="lr-tb"/>
    </style:style>
    <style:style style:name="Tableau1.D1" style:family="table-cell">
      <style:table-cell-properties style:vertical-align="top" fo:padding="0in" fo:border-left="none" fo:border-right="none" fo:border-top="none" fo:border-bottom="2pt solid #792478" style:writing-mode="lr-tb"/>
    </style:style>
    <style:style style:name="Tableau2" style:family="table">
      <style:table-properties style:width="7.0861in" table:align="left" style:writing-mode="lr-tb"/>
    </style:style>
    <style:style style:name="Tableau2.A" style:family="table-column">
      <style:table-column-properties style:column-width="1.5743in"/>
    </style:style>
    <style:style style:name="Tableau2.B" style:family="table-column">
      <style:table-column-properties style:column-width="5.5118in"/>
    </style:style>
    <style:style style:name="Tableau2.1" style:family="table-row">
      <style:table-row-properties fo:keep-together="auto"/>
    </style:style>
    <style:style style:name="Tableau2.A1" style:family="table-cell">
      <style:table-cell-properties style:vertical-align="top" fo:background-color="#ffffff" fo:padding="0in" fo:border="none" style:writing-mode="lr-tb">
        <style:background-image/>
      </style:table-cell-properties>
    </style:style>
    <style:style style:name="Tableau3" style:family="table">
      <style:table-properties style:width="5.5111in" fo:margin-left="0.0389in" table:align="left" style:writing-mode="lr-tb"/>
    </style:style>
    <style:style style:name="Tableau3.A" style:family="table-column">
      <style:table-column-properties style:column-width="2.7556in"/>
    </style:style>
    <style:style style:name="Tableau3.1" style:family="table-row">
      <style:table-row-properties fo:keep-together="auto"/>
    </style:style>
    <style:style style:name="Tableau3.A1" style:family="table-cell">
      <style:table-cell-properties style:vertical-align="top" fo:padding="0in" fo:border="none" style:writing-mode="lr-tb"/>
    </style:style>
    <style:style style:name="Tableau4" style:family="table">
      <style:table-properties style:width="5.1118in" fo:margin-left="0.059in" table:align="left" style:writing-mode="lr-tb"/>
    </style:style>
    <style:style style:name="Tableau4.A" style:family="table-column">
      <style:table-column-properties style:column-width="0.8764in"/>
    </style:style>
    <style:style style:name="Tableau4.B" style:family="table-column">
      <style:table-column-properties style:column-width="2.6056in"/>
    </style:style>
    <style:style style:name="Tableau4.C" style:family="table-column">
      <style:table-column-properties style:column-width="0.8271in"/>
    </style:style>
    <style:style style:name="Tableau4.D" style:family="table-column">
      <style:table-column-properties style:column-width="0.8028in"/>
    </style:style>
    <style:style style:name="Tableau4.1" style:family="table-row">
      <style:table-row-properties fo:keep-together="auto"/>
    </style:style>
    <style:style style:name="Tableau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4.D1" style:family="table-cell">
      <style:table-cell-properties style:vertical-align="top" fo:padding-left="0.075in" fo:padding-right="0.075in" fo:padding-top="0in" fo:padding-bottom="0in" fo:border="0.5pt solid #000000" style:writing-mode="lr-tb"/>
    </style:style>
    <style:style style:name="Tableau4.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margin-left="0.1965in" fo:margin-right="0in" fo:margin-top="0in" fo:margin-bottom="0in" loext:contextual-spacing="false" fo:line-height="100%" fo:orphans="0" fo:widows="0" fo:text-indent="0in" style:auto-text-indent="false" style:text-autospace="none"/>
      <style:text-properties fo:color="#808080" style:font-name="sans-serif" fo:font-size="7.5pt" style:font-size-asian="7.5pt" style:font-name-complex="sans-serif" style:font-size-complex="7.5pt"/>
    </style:style>
    <style:style style:name="P2" style:family="paragraph" style:parent-style-name="Standard">
      <style:paragraph-properties fo:margin-left="0.1571in" fo:margin-right="0in" fo:margin-top="0in" fo:margin-bottom="0in" loext:contextual-spacing="false" fo:line-height="100%" fo:text-align="end" style:justify-single-word="false" fo:orphans="0" fo:widows="0" fo:text-indent="0in" style:auto-text-indent="false" style:text-autospace="none"/>
    </style:style>
    <style:style style:name="P3" style:family="paragraph" style:parent-style-name="Standard">
      <style:text-properties fo:color="#808080" style:font-name="sans-serif" fo:font-size="7.5pt" style:font-size-asian="7.5pt" style:font-name-complex="sans-serif" style:font-size-complex="7.5pt"/>
    </style:style>
    <style:style style:name="P4" style:family="paragraph" style:parent-style-name="Standard">
      <style:text-properties fo:color="#000000" style:font-name="Arial" fo:font-size="8pt" fo:font-style="italic" style:font-size-asian="8pt" style:font-style-asian="italic" style:font-name-complex="Arial" style:font-size-complex="8pt" style:font-style-complex="italic"/>
    </style:style>
    <style:style style:name="P5" style:family="paragraph" style:parent-style-name="Standard">
      <style:paragraph-properties fo:margin-top="0in" fo:margin-bottom="0in" loext:contextual-spacing="false" fo:line-height="100%" fo:orphans="0" fo:widows="0" style:text-autospace="none" style:snap-to-layout-grid="false"/>
      <style:text-properties fo:color="#000000" style:font-name="sans-serif" fo:font-size="12pt" style:font-size-asian="12pt" style:font-name-complex="sans-serif" style:font-size-complex="12pt"/>
    </style:style>
    <style:style style:name="P6" style:family="paragraph" style:parent-style-name="Standard">
      <style:paragraph-properties fo:margin-top="0in" fo:margin-bottom="0in" loext:contextual-spacing="false" fo:line-height="100%" fo:text-align="justify" style:justify-single-word="false"/>
      <style:text-properties fo:color="#333333" style:font-name="Arial" fo:font-size="9pt" style:font-size-asian="9pt" style:font-name-complex="Arial" style:font-size-complex="9pt"/>
    </style:style>
    <style:style style:name="P7" style:family="paragraph" style:parent-style-name="Standard">
      <style:paragraph-properties fo:margin-left="0.039in" fo:margin-right="0in" fo:margin-top="0in" fo:margin-bottom="0in" loext:contextual-spacing="false" fo:line-height="100%" fo:orphans="0" fo:widows="0" fo:text-indent="0in" style:auto-text-indent="false" style:text-autospace="none"/>
      <style:text-properties fo:color="#792478" style:font-name="sans-serif" fo:font-size="14pt" fo:language="fr" fo:country="FR" fo:font-weight="bold" officeooo:rsid="001ca704" officeooo:paragraph-rsid="001ca704" style:font-name-asian="Times New Roman" style:font-size-asian="14pt" style:font-weight-asian="bold" style:font-name-complex="sans-serif" style:font-size-complex="14pt" style:language-complex="ar" style:country-complex="SA" style:font-weight-complex="bold"/>
    </style:style>
    <style:style style:name="P8" style:family="paragraph" style:parent-style-name="Standard">
      <style:paragraph-properties fo:margin-left="1.6138in" fo:margin-right="0.1571in" fo:margin-top="0.222in" fo:margin-bottom="0.389in" loext:contextual-spacing="false" fo:line-height="100%" fo:orphans="0" fo:widows="0" fo:text-indent="0in" style:auto-text-indent="false" style:text-autospace="none"/>
      <style:text-properties officeooo:paragraph-rsid="001cd1bb"/>
    </style:style>
    <style:style style:name="P9" style:family="paragraph" style:parent-style-name="Standard">
      <loext:graphic-properties draw:fill="solid" draw:fill-color="#167e7e"/>
      <style:paragraph-properties fo:margin-left="0.1283in" fo:margin-right="0.1283in" fo:margin-top="0in" fo:margin-bottom="0in" loext:contextual-spacing="false" fo:line-height="100%" fo:orphans="0" fo:widows="0" fo:text-indent="0in" style:auto-text-indent="false" fo:background-color="#167e7e" fo:padding="0in" fo:border="0.99pt solid #167e7e" style:text-autospace="none"/>
    </style:style>
    <style:style style:name="P10" style:family="paragraph" style:parent-style-name="Standard">
      <loext:graphic-properties draw:fill="solid" draw:fill-color="#167e7e"/>
      <style:paragraph-properties fo:margin-left="0.1283in" fo:margin-right="0.1283in" fo:margin-top="0in" fo:margin-bottom="0in" loext:contextual-spacing="false" fo:line-height="100%" fo:orphans="0" fo:widows="0" fo:text-indent="0in" style:auto-text-indent="false" fo:background-color="#167e7e" fo:padding="0in" fo:border="0.99pt solid #167e7e" style:text-autospace="none"/>
      <style:text-properties fo:color="#ffffff" style:font-name="sans-serif" fo:font-size="8pt" style:font-size-asian="8pt" style:font-name-complex="sans-serif" style:font-size-complex="8pt"/>
    </style:style>
    <style:style style:name="P11" style:family="paragraph" style:parent-style-name="Standard">
      <style:paragraph-properties fo:margin-left="0.1283in" fo:margin-right="0.1283in" fo:margin-top="0.0693in" fo:margin-bottom="0.0693in" loext:contextual-spacing="false" fo:line-height="100%" fo:orphans="0" fo:widows="0" fo:text-indent="0in" style:auto-text-indent="false" fo:padding="0in" fo:border="0.99pt solid #167e7e" style:text-autospace="none"/>
      <style:text-properties fo:color="#167e7e" style:font-name="sans-serif" fo:font-size="10pt" style:font-size-asian="10pt" style:font-name-complex="sans-serif" style:font-size-complex="10pt"/>
    </style:style>
    <style:style style:name="P12" style:family="paragraph" style:parent-style-name="Standard">
      <style:paragraph-properties fo:margin-left="0.1283in" fo:margin-right="0.1283in" fo:margin-top="0.0693in" fo:margin-bottom="0.0693in" loext:contextual-spacing="false" fo:line-height="100%" fo:orphans="0" fo:widows="0" fo:text-indent="0in" style:auto-text-indent="false" fo:padding="0in" fo:border="0.99pt solid #167e7e" style:text-autospace="none"/>
      <style:text-properties fo:color="#000000" style:font-name="sans-serif" fo:font-size="7pt" style:font-size-asian="7pt" style:font-name-complex="sans-serif" style:font-size-complex="7pt"/>
    </style:style>
    <style:style style:name="P13" style:family="paragraph" style:parent-style-name="Standard">
      <style:paragraph-properties fo:margin-left="0.1283in" fo:margin-right="0.1283in" fo:margin-top="0.0693in" fo:margin-bottom="0.0693in" loext:contextual-spacing="false" fo:line-height="100%" fo:orphans="0" fo:widows="0" fo:text-indent="0in" style:auto-text-indent="false" fo:padding="0in" fo:border="0.99pt solid #167e7e" style:text-autospace="none"/>
      <style:text-properties fo:color="#000000" style:font-name="sans-serif" fo:font-size="7pt" fo:language="fr" fo:country="FR" officeooo:rsid="001cd1bb" officeooo:paragraph-rsid="001cd1bb" style:font-name-asian="Times New Roman" style:font-size-asian="7pt" style:font-name-complex="sans-serif" style:font-size-complex="7pt" style:language-complex="ar" style:country-complex="SA"/>
    </style:style>
    <style:style style:name="P14" style:family="paragraph" style:parent-style-name="Standard">
      <style:paragraph-properties fo:margin-left="0.1283in" fo:margin-right="0.1283in" fo:margin-top="0.4165in" fo:margin-bottom="0.0693in" loext:contextual-spacing="false" fo:line-height="100%" fo:orphans="0" fo:widows="0" fo:text-indent="0in" style:auto-text-indent="false" fo:padding="0in" fo:border="0.99pt solid #167e7e" style:text-autospace="none"/>
      <style:text-properties fo:color="#167e7e" style:font-name="sans-serif" fo:font-size="10pt" style:font-size-asian="10pt" style:font-name-complex="sans-serif" style:font-size-complex="10pt"/>
    </style:style>
    <style:style style:name="P15"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style>
    <style:style style:name="P16"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style>
    <style:style style:name="P17"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officeooo:paragraph-rsid="001df759"/>
    </style:style>
    <style:style style:name="P18"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officeooo:paragraph-rsid="001fc00b"/>
    </style:style>
    <style:style style:name="P19"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officeooo:paragraph-rsid="00218339"/>
    </style:style>
    <style:style style:name="P20"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officeooo:paragraph-rsid="0025aa60"/>
    </style:style>
    <style:style style:name="P21"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fo:color="#167e7e" style:font-name="Helvetica" fo:font-size="8pt" style:font-size-asian="8pt" style:font-name-complex="Helvetica" style:font-size-complex="8pt"/>
    </style:style>
    <style:style style:name="P22"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fo:color="#167e7e" style:font-name="Helvetica" fo:font-size="8pt" style:font-size-asian="8pt" style:font-name-complex="Helvetica" style:font-size-complex="8pt" style:font-style-complex="italic"/>
    </style:style>
    <style:style style:name="P23"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fo:color="#167e7e" style:font-name="Helvetica" fo:font-size="8pt" fo:language="fr" fo:country="FR" officeooo:rsid="001fc00b" officeooo:paragraph-rsid="001fc00b" style:font-name-asian="Times New Roman" style:font-size-asian="8pt" style:font-name-complex="Helvetica" style:font-size-complex="8pt" style:language-complex="ar" style:country-complex="SA"/>
    </style:style>
    <style:style style:name="P24"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fo:color="#167e7e" style:font-name="Helvetica" fo:font-size="8pt" fo:language="fr" fo:country="FR" officeooo:rsid="00218339" officeooo:paragraph-rsid="00218339" style:font-name-asian="Times New Roman" style:font-size-asian="8pt" style:font-name-complex="Helvetica" style:font-size-complex="8pt" style:language-complex="ar" style:country-complex="SA"/>
    </style:style>
    <style:style style:name="P25"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fo:color="#000000" style:font-name="sans-serif" fo:font-size="8pt" officeooo:rsid="001df759" officeooo:paragraph-rsid="001df759" style:font-size-asian="8pt" style:font-name-complex="sans-serif" style:font-size-complex="8pt"/>
    </style:style>
    <style:style style:name="P26"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fo:color="#000000" style:font-name="sans-serif" fo:font-size="8pt" fo:language="fr" fo:country="FR" officeooo:rsid="001df759" officeooo:paragraph-rsid="001df759" style:font-name-asian="Times New Roman" style:font-size-asian="8pt" style:font-name-complex="sans-serif" style:font-size-complex="8pt" style:language-complex="ar" style:country-complex="SA"/>
    </style:style>
    <style:style style:name="P27" style:family="paragraph" style:parent-style-name="Standard">
      <style:paragraph-properties fo:margin-left="0.0591in" fo:margin-right="0.0591in" fo:margin-top="0in" fo:margin-bottom="0in" loext:contextual-spacing="false" fo:line-height="100%" fo:orphans="0" fo:widows="0" fo:text-indent="0in" style:auto-text-indent="false" style:text-autospace="none"/>
      <style:text-properties fo:color="#000000" style:font-name="Helvetica" fo:font-size="8pt" fo:font-style="italic" style:font-size-asian="8pt" style:font-style-asian="italic" style:font-name-complex="Helvetica" style:font-size-complex="8pt" style:font-style-complex="italic"/>
    </style:style>
    <style:style style:name="P28" style:family="paragraph" style:parent-style-name="pratique">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officeooo:paragraph-rsid="00218339"/>
    </style:style>
    <style:style style:name="P29" style:family="paragraph" style:parent-style-name="Standard">
      <loext:graphic-properties draw:fill="solid" draw:fill-color="#ffffff"/>
      <style:paragraph-properties fo:margin-left="0.0591in" fo:margin-right="0.0591in" fo:margin-top="0.139in" fo:margin-bottom="0in" loext:contextual-spacing="false" fo:line-height="100%" fo:orphans="0" fo:widows="0" fo:text-indent="0in" style:auto-text-indent="false" fo:background-color="#ffffff" style:text-autospace="none"/>
      <style:text-properties fo:color="#000000" style:font-name="Helvetica" fo:font-size="8pt" fo:font-style="italic" style:font-size-asian="8pt" style:font-style-asian="italic" style:font-name-complex="Helvetica" style:font-size-complex="8pt" style:font-style-complex="italic"/>
    </style:style>
    <style:style style:name="P30" style:family="paragraph" style:parent-style-name="Standard">
      <style:paragraph-properties fo:margin-left="0.0591in" fo:margin-right="0.0591in" fo:margin-top="0.111in" fo:margin-bottom="0.0783in" loext:contextual-spacing="false" fo:line-height="100%" fo:orphans="0" fo:widows="0" fo:text-indent="0in" style:auto-text-indent="false" style:text-autospace="none"/>
      <style:text-properties fo:color="#167e7e" style:font-name="Helvetica" fo:font-size="8pt" style:font-size-asian="8pt" style:font-name-complex="Helvetica" style:font-size-complex="8pt"/>
    </style:style>
    <style:style style:name="P31" style:family="paragraph" style:parent-style-name="Standard">
      <loext:graphic-properties draw:fill="solid" draw:fill-color="#ffffff"/>
      <style:paragraph-properties fo:margin-left="0.0591in" fo:margin-right="0.0591in" fo:margin-top="0.111in" fo:margin-bottom="0.0783in" loext:contextual-spacing="false" fo:line-height="100%" fo:orphans="0" fo:widows="0" fo:text-indent="0in" style:auto-text-indent="false" fo:background-color="#ffffff" style:text-autospace="none"/>
      <style:text-properties fo:color="#167e7e" style:font-name="Helvetica" fo:font-size="8pt" style:font-size-asian="8pt" style:font-name-complex="Helvetica" style:font-size-complex="8pt"/>
    </style:style>
    <style:style style:name="P32" style:family="paragraph" style:parent-style-name="Standard">
      <loext:graphic-properties draw:fill="solid" draw:fill-color="#ffffff"/>
      <style:paragraph-properties fo:margin-left="0.0591in" fo:margin-right="0.0591in" fo:margin-top="0.2016in" fo:margin-bottom="0.0835in" loext:contextual-spacing="false" fo:line-height="100%" fo:orphans="0" fo:widows="0" fo:text-indent="0in" style:auto-text-indent="false" fo:background-color="#ffffff" fo:padding="0in" fo:border-left="none" fo:border-right="none" fo:border-top="0.99pt solid #dddddd" fo:border-bottom="none" style:text-autospace="none"/>
      <style:text-properties officeooo:paragraph-rsid="001fc00b"/>
    </style:style>
    <style:style style:name="P33" style:family="paragraph" style:parent-style-name="Standard">
      <style:paragraph-properties fo:margin-left="0in" fo:margin-right="0.0591in" fo:margin-top="0in" fo:margin-bottom="0in" loext:contextual-spacing="false" fo:line-height="100%" fo:orphans="0" fo:widows="0" fo:text-indent="0in" style:auto-text-indent="false" style:text-autospace="none"/>
      <style:text-properties fo:color="#000000" style:font-name="Arial" fo:font-size="8pt" fo:font-style="italic" fo:background-color="#ffff00" style:font-size-asian="8pt" style:font-style-asian="italic" style:font-name-complex="Arial" style:font-size-complex="8pt" style:font-style-complex="italic"/>
    </style:style>
    <style:style style:name="P34" style:family="paragraph" style:parent-style-name="Standard">
      <style:paragraph-properties fo:margin-left="0in" fo:margin-right="0.0591in" fo:margin-top="0in" fo:margin-bottom="0in" loext:contextual-spacing="false" fo:line-height="100%" fo:orphans="0" fo:widows="0" fo:text-indent="0in" style:auto-text-indent="false" style:text-autospace="none"/>
      <style:text-properties fo:color="#000000" style:font-name="Arial" fo:font-size="8pt" fo:font-style="italic" style:font-size-asian="8pt" style:font-style-asian="italic" style:font-name-complex="Arial" style:font-size-complex="8pt" style:font-style-complex="italic"/>
    </style:style>
    <style:style style:name="P35" style:family="paragraph" style:parent-style-name="Standard">
      <style:paragraph-properties fo:margin-left="0in" fo:margin-right="0.0591in" fo:margin-top="0in" fo:margin-bottom="0in" loext:contextual-spacing="false" fo:line-height="100%" fo:text-align="center" style:justify-single-word="false" fo:orphans="0" fo:widows="0" fo:text-indent="0in" style:auto-text-indent="false" style:text-autospace="none"/>
      <style:text-properties fo:color="#333333" style:font-name="Arial" fo:font-size="8pt" style:font-size-asian="8pt" style:font-name-complex="Arial" style:font-size-complex="8pt"/>
    </style:style>
    <style:style style:name="P36" style:family="paragraph" style:parent-style-name="Standard">
      <style:paragraph-properties fo:margin-left="0in" fo:margin-right="0.0591in" fo:margin-top="0in" fo:margin-bottom="0in" loext:contextual-spacing="false" fo:line-height="100%" fo:orphans="0" fo:widows="0" fo:text-indent="0in" style:auto-text-indent="false" fo:padding="0in" fo:border-left="none" fo:border-right="none" fo:border-top="0.99pt solid #dddddd" fo:border-bottom="none" style:text-autospace="none"/>
      <style:text-properties fo:color="#000000" style:font-name="Helvetica" fo:font-size="8pt" style:font-size-asian="8pt" style:font-name-complex="Helvetica" style:font-size-complex="8pt"/>
    </style:style>
    <style:style style:name="P37" style:family="paragraph" style:parent-style-name="Standard">
      <style:paragraph-properties fo:margin-left="0.098in" fo:margin-right="0.0591in" fo:margin-top="0in" fo:margin-bottom="0in" loext:contextual-spacing="false" fo:line-height="100%" fo:orphans="0" fo:widows="0" fo:text-indent="0in" style:auto-text-indent="false" style:text-autospace="none" style:snap-to-layout-grid="false"/>
      <style:text-properties fo:color="#000000" style:font-name="sans-serif" fo:font-size="8pt" fo:font-weight="bold" style:font-size-asian="8pt" style:font-weight-asian="bold" style:font-name-complex="sans-serif" style:font-size-complex="8pt" style:font-weight-complex="bold"/>
    </style:style>
    <style:style style:name="P38" style:family="paragraph" style:parent-style-name="pratique">
      <loext:graphic-properties draw:fill="solid" draw:fill-color="#ffffff"/>
      <style:paragraph-properties fo:background-color="#ffffff"/>
    </style:style>
    <style:style style:name="P39" style:family="paragraph" style:parent-style-name="pratique">
      <loext:graphic-properties draw:fill="solid" draw:fill-color="#ffffff"/>
      <style:paragraph-properties fo:background-color="#ffffff"/>
      <style:text-properties officeooo:paragraph-rsid="00218339"/>
    </style:style>
    <style:style style:name="P40"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fo:color="#167e7e" style:font-name="sans-serif" fo:font-size="14pt" fo:font-weight="bold" officeooo:rsid="002f8f5a" officeooo:paragraph-rsid="002f8f5a" style:font-size-asian="14pt" style:font-weight-asian="bold" style:font-name-complex="sans-serif" style:font-size-complex="14pt" style:font-weight-complex="bold"/>
    </style:style>
    <style:style style:name="P41" style:family="paragraph" style:parent-style-name="Standard">
      <loext:graphic-properties draw:fill="solid" draw:fill-color="#ffffff"/>
      <style:paragraph-properties fo:margin-left="0.0591in" fo:margin-right="0.0591in" fo:margin-top="0in" fo:margin-bottom="0in" loext:contextual-spacing="false" fo:line-height="100%" fo:orphans="0" fo:widows="0" fo:text-indent="0in" style:auto-text-indent="false" fo:background-color="#ffffff" style:text-autospace="none"/>
      <style:text-properties fo:color="#167e7e" style:font-name="sans-serif" fo:font-size="12pt" fo:font-weight="bold" officeooo:rsid="002f8f5a" officeooo:paragraph-rsid="002f8f5a" style:font-size-asian="12pt" style:font-weight-asian="bold" style:font-name-complex="sans-serif" style:font-size-complex="12pt" style:font-weight-complex="bold"/>
    </style:style>
    <style:style style:name="P42" style:family="paragraph" style:parent-style-name="Standard">
      <style:paragraph-properties fo:margin-left="0.0591in" fo:margin-right="0.0591in" fo:margin-top="0.2016in" fo:margin-bottom="0.0835in" loext:contextual-spacing="false" fo:line-height="100%" fo:orphans="0" fo:widows="0" fo:text-indent="0in" style:auto-text-indent="false" fo:padding="0in" fo:border-left="none" fo:border-right="none" fo:border-top="0.99pt solid #dddddd" fo:border-bottom="none" style:text-autospace="none"/>
      <style:text-properties fo:color="#167e7e" style:font-name="Helvetica" style:font-name-complex="Helvetica"/>
    </style:style>
    <style:style style:name="P43" style:family="paragraph" style:parent-style-name="Standard" style:list-style-name="WW8Num2">
      <style:paragraph-properties fo:margin-left="0in" fo:margin-right="0in" fo:margin-top="0in" fo:margin-bottom="0in" loext:contextual-spacing="false" fo:line-height="100%" fo:text-align="justify" style:justify-single-word="false" fo:text-indent="-0.25in" style:auto-text-indent="false"/>
      <style:text-properties fo:color="#333333" style:font-name="Arial" fo:font-size="9pt" fo:font-style="italic" style:font-size-asian="9pt" style:font-style-asian="italic" style:font-name-complex="Arial" style:font-size-complex="9pt" style:font-style-complex="italic"/>
    </style:style>
    <style:style style:name="P44" style:family="paragraph" style:parent-style-name="Standard">
      <style:paragraph-properties fo:margin-left="0in" fo:margin-right="0.0591in" fo:margin-top="0in" fo:margin-bottom="0in" loext:contextual-spacing="false" fo:line-height="100%" fo:orphans="0" fo:widows="0" fo:text-indent="0in" style:auto-text-indent="false" style:text-autospace="none"/>
      <style:text-properties fo:color="#000000" style:font-name="Arial" fo:font-size="8pt" fo:font-style="italic" style:font-size-asian="8pt" style:font-style-asian="italic" style:font-name-complex="Arial" style:font-size-complex="8pt" style:font-style-complex="italic"/>
    </style:style>
    <style:style style:name="P45" style:family="paragraph" style:parent-style-name="Standard">
      <style:paragraph-properties fo:margin-left="0in" fo:margin-right="0.0591in" fo:margin-top="0in" fo:margin-bottom="0in" loext:contextual-spacing="false" fo:line-height="100%" fo:orphans="0" fo:widows="0" fo:text-indent="0in" style:auto-text-indent="false" style:text-autospace="none"/>
      <style:text-properties fo:color="#000000" style:font-name="Helvetica" fo:font-size="8pt" style:font-size-asian="8pt" style:font-name-complex="Helvetica" style:font-size-complex="8pt" style:font-style-complex="italic"/>
    </style:style>
    <style:style style:name="T1" style:family="text">
      <style:text-properties fo:color="#808080" style:font-name="sans-serif" fo:font-size="7.5pt" style:font-size-asian="7.5pt" style:font-name-complex="sans-serif" style:font-size-complex="7.5pt"/>
    </style:style>
    <style:style style:name="T2" style:family="text">
      <style:text-properties fo:color="#000000" style:font-name="sans-serif" fo:font-size="8pt" style:font-size-asian="8pt" style:font-name-complex="sans-serif" style:font-size-complex="8pt"/>
    </style:style>
    <style:style style:name="T3" style:family="text">
      <style:text-properties fo:color="#000000" style:font-name="sans-serif" fo:font-size="8pt" officeooo:rsid="001df759" style:font-size-asian="8pt" style:font-name-complex="sans-serif" style:font-size-complex="8pt"/>
    </style:style>
    <style:style style:name="T4" style:family="text">
      <style:text-properties fo:color="#000000" style:font-name="sans-serif" fo:font-size="8pt" fo:font-weight="bold" style:font-size-asian="8pt" style:font-weight-asian="bold" style:font-name-complex="sans-serif" style:font-size-complex="8pt" style:font-weight-complex="bold"/>
    </style:style>
    <style:style style:name="T5" style:family="text">
      <style:text-properties fo:color="#000000" style:font-name="sans-serif" fo:font-size="8pt" fo:font-weight="bold" style:font-size-asian="8pt" style:font-weight-asian="bold" style:font-name-complex="sans-serif" style:font-size-complex="8pt" style:font-style-complex="italic" style:font-weight-complex="bold"/>
    </style:style>
    <style:style style:name="T6" style:family="text">
      <style:text-properties fo:color="#000000" style:font-name="sans-serif" fo:font-size="8pt" fo:language="fr" fo:country="FR" officeooo:rsid="001df759" style:font-name-asian="Times New Roman" style:font-size-asian="8pt" style:font-name-complex="sans-serif" style:font-size-complex="8pt" style:language-complex="ar" style:country-complex="SA"/>
    </style:style>
    <style:style style:name="T7" style:family="text">
      <style:text-properties fo:color="#000000" style:font-name="Helvetica" fo:font-size="8pt" fo:font-style="italic" style:font-size-asian="8pt" style:font-style-asian="italic" style:font-name-complex="Helvetica" style:font-size-complex="8pt" style:font-style-complex="italic"/>
    </style:style>
    <style:style style:name="T8" style:family="text">
      <style:text-properties fo:color="#000000" style:font-name="Helvetica" fo:font-size="8pt" fo:font-style="italic" officeooo:rsid="001fc00b" style:font-size-asian="8pt" style:font-style-asian="italic" style:font-name-complex="Helvetica" style:font-size-complex="8pt" style:font-style-complex="italic"/>
    </style:style>
    <style:style style:name="T9" style:family="text">
      <style:text-properties fo:color="#000000" style:font-name="Helvetica" fo:font-size="8pt" fo:font-style="italic" officeooo:rsid="00218339" style:font-size-asian="8pt" style:font-style-asian="italic" style:font-name-complex="Helvetica" style:font-size-complex="8pt" style:font-style-complex="italic"/>
    </style:style>
    <style:style style:name="T10" style:family="text">
      <style:text-properties fo:color="#000000" style:font-name="Helvetica" fo:font-size="8pt" fo:font-style="italic" officeooo:rsid="00233dd6" style:font-size-asian="8pt" style:font-style-asian="italic" style:font-name-complex="Helvetica" style:font-size-complex="8pt" style:font-style-complex="italic"/>
    </style:style>
    <style:style style:name="T11" style:family="text">
      <style:text-properties fo:color="#000000" style:font-name="Helvetica" fo:font-size="8pt" fo:font-style="italic" officeooo:rsid="002bc075" style:font-size-asian="8pt" style:font-style-asian="italic" style:font-name-complex="Helvetica" style:font-size-complex="8pt" style:font-style-complex="italic"/>
    </style:style>
    <style:style style:name="T12" style:family="text">
      <style:text-properties fo:color="#000000" style:font-name="Helvetica" fo:font-size="8pt" style:font-size-asian="8pt" style:font-name-complex="Helvetica" style:font-size-complex="8pt" style:font-style-complex="italic"/>
    </style:style>
    <style:style style:name="T13" style:family="text">
      <style:text-properties fo:color="#000000" style:font-name="Helvetica" fo:font-size="8pt" officeooo:rsid="001fc00b" style:font-size-asian="8pt" style:font-name-complex="Helvetica" style:font-size-complex="8pt" style:font-style-complex="italic"/>
    </style:style>
    <style:style style:name="T14" style:family="text">
      <style:text-properties fo:color="#000000" style:font-name="Helvetica" fo:font-size="8pt" officeooo:rsid="00218339" style:font-size-asian="8pt" style:font-name-complex="Helvetica" style:font-size-complex="8pt" style:font-style-complex="italic"/>
    </style:style>
    <style:style style:name="T15" style:family="text">
      <style:text-properties fo:color="#000000" style:font-name="Helvetica" fo:font-size="8pt" officeooo:rsid="00233dd6" style:font-size-asian="8pt" style:font-name-complex="Helvetica" style:font-size-complex="8pt" style:font-style-complex="italic"/>
    </style:style>
    <style:style style:name="T16" style:family="text">
      <style:text-properties fo:color="#000000" style:font-name="Helvetica" fo:font-size="8pt" officeooo:rsid="0025aa60" style:font-size-asian="8pt" style:font-name-complex="Helvetica" style:font-size-complex="8pt" style:font-style-complex="italic"/>
    </style:style>
    <style:style style:name="T17" style:family="text">
      <style:text-properties fo:color="#000000" style:font-name="Helvetica" fo:font-size="8pt" officeooo:rsid="00266ca7" style:font-size-asian="8pt" style:font-name-complex="Helvetica" style:font-size-complex="8pt" style:font-style-complex="italic"/>
    </style:style>
    <style:style style:name="T18" style:family="text">
      <style:text-properties fo:color="#000000" style:font-name="Helvetica" fo:font-size="8pt" officeooo:rsid="00283f98" style:font-size-asian="8pt" style:font-name-complex="Helvetica" style:font-size-complex="8pt" style:font-style-complex="italic"/>
    </style:style>
    <style:style style:name="T19" style:family="text">
      <style:text-properties fo:color="#000000" style:font-name="Helvetica" fo:font-size="8pt" fo:language="fr" fo:country="FR" fo:font-style="italic" officeooo:rsid="001fc00b" style:font-name-asian="Times New Roman" style:font-size-asian="8pt" style:font-style-asian="italic" style:font-name-complex="Helvetica" style:font-size-complex="8pt" style:language-complex="ar" style:country-complex="SA" style:font-style-complex="italic"/>
    </style:style>
    <style:style style:name="T20" style:family="text">
      <style:text-properties fo:color="#000000" style:font-name="Helvetica" fo:font-size="8pt" fo:language="fr" fo:country="FR" fo:font-style="italic" officeooo:rsid="00218339" style:font-name-asian="Times New Roman" style:font-size-asian="8pt" style:font-style-asian="italic" style:font-name-complex="Helvetica" style:font-size-complex="8pt" style:language-complex="ar" style:country-complex="SA" style:font-style-complex="italic"/>
    </style:style>
    <style:style style:name="T21" style:family="text">
      <style:text-properties fo:color="#000000" style:font-name="Helvetica" fo:font-size="8pt" fo:language="fr" fo:country="FR" officeooo:rsid="001fc00b" style:font-name-asian="Times New Roman" style:font-size-asian="8pt" style:font-name-complex="Helvetica" style:font-size-complex="8pt" style:language-complex="ar" style:country-complex="SA" style:font-style-complex="italic"/>
    </style:style>
    <style:style style:name="T22" style:family="text">
      <style:text-properties fo:color="#000000" style:font-name="Helvetica" fo:font-size="8pt" fo:language="fr" fo:country="FR" officeooo:rsid="00218339" style:font-name-asian="Times New Roman" style:font-size-asian="8pt" style:font-name-complex="Helvetica" style:font-size-complex="8pt" style:language-complex="ar" style:country-complex="SA" style:font-style-complex="italic"/>
    </style:style>
    <style:style style:name="T23" style:family="text">
      <style:text-properties fo:color="#000000" style:font-name="Calibri1" fo:font-size="11pt" officeooo:rsid="001ca704" style:font-size-asian="11pt" style:font-name-complex="sans-serif" style:font-size-complex="11pt"/>
    </style:style>
    <style:style style:name="T24" style:family="text">
      <style:text-properties fo:color="#000000" style:font-name="Calibri1" fo:font-size="11pt" officeooo:rsid="001cd1bb" style:font-size-asian="11pt" style:font-name-complex="sans-serif" style:font-size-complex="11pt"/>
    </style:style>
    <style:style style:name="T25" style:family="text">
      <style:text-properties fo:color="#ffffff" style:font-name="sans-serif" fo:font-size="8pt" style:font-size-asian="8pt" style:font-name-complex="sans-serif" style:font-size-complex="8pt"/>
    </style:style>
    <style:style style:name="T26" style:family="text">
      <style:text-properties fo:color="#ffffff" style:font-name="sans-serif" fo:font-size="8pt" officeooo:rsid="001cd1bb" style:font-size-asian="8pt" style:font-name-complex="sans-serif" style:font-size-complex="8pt"/>
    </style:style>
    <style:style style:name="T27" style:family="text">
      <style:text-properties fo:color="#167e7e" style:font-name="Helvetica" fo:font-size="8pt" fo:language="fr" fo:country="FR" officeooo:rsid="001fc00b" style:font-name-asian="Times New Roman" style:font-size-asian="8pt" style:font-name-complex="Helvetica" style:font-size-complex="8pt" style:language-complex="ar" style:country-complex="SA"/>
    </style:style>
    <style:style style:name="T28" style:family="text">
      <style:text-properties fo:color="#167e7e" style:font-name="Helvetica" fo:font-size="8pt" fo:language="fr" fo:country="FR" officeooo:rsid="002bc075" style:font-name-asian="Times New Roman" style:font-size-asian="8pt" style:font-name-complex="Helvetica" style:font-size-complex="8pt" style:language-complex="ar" style:country-complex="SA"/>
    </style:style>
    <style:style style:name="T29" style:family="text">
      <style:text-properties fo:color="#167e7e" style:font-name="Helvetica" style:font-name-complex="Helvetica"/>
    </style:style>
    <style:style style:name="T30" style:family="text">
      <style:text-properties fo:color="#167e7e" style:font-name="Helvetica" officeooo:rsid="001fc00b" style:font-name-complex="Helvetica"/>
    </style:style>
    <style:style style:name="T31" style:family="text">
      <style:text-properties fo:color="#333333" style:font-name="Verdana" style:font-name-complex="Verdana"/>
    </style:style>
    <style:style style:name="T32" style:family="text">
      <style:text-properties fo:color="#333333" style:font-name="Verdana" fo:font-size="8pt" style:font-size-asian="8pt" style:font-name-complex="Verdana" style:font-size-complex="8pt" style:font-style-complex="italic"/>
    </style:style>
    <style:style style:name="T33" style:family="text">
      <style:text-properties officeooo:rsid="001cd1bb"/>
    </style:style>
    <style:style style:name="T34" style:family="text">
      <style:text-properties style:use-window-font-color="true" style:font-name="Calibri" fo:font-size="11pt" fo:language="fr" fo:country="FR" officeooo:rsid="001cd1bb" style:font-name-asian="Times New Roman" style:font-size-asian="11pt" style:font-name-complex="Times New Roman" style:font-size-complex="11pt" style:language-complex="ar" style:country-complex="SA"/>
    </style:style>
    <style:style style:name="T35" style:family="text">
      <style:text-properties officeooo:rsid="001df759"/>
    </style:style>
    <style:style style:name="T36" style:family="text">
      <style:text-properties officeooo:rsid="001fc00b"/>
    </style:style>
    <style:style style:name="T37" style:family="text">
      <style:text-properties officeooo:rsid="0025aa60"/>
    </style:style>
    <style:style style:name="T38" style:family="text">
      <style:text-properties officeooo:rsid="002d9985"/>
    </style:style>
    <style:style style:name="T39" style:family="text">
      <style:text-properties officeooo:rsid="002f8f5a"/>
    </style:style>
    <style:style style:name="T40" style:family="text">
      <style:text-properties officeooo:rsid="003092f3"/>
    </style:style>
    <style:style style:name="T41" style:family="text">
      <style:text-properties officeooo:rsid="0030f1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text:bookmark text:name="START-PRG"/></text:p>
          </table:table-cell>
          <table:table-cell table:style-name="Tableau1.B1" office:value-type="string">
            <text:p text:style-name="P5"/>
          </table:table-cell>
          <table:table-cell table:style-name="Tableau1.C1" office:value-type="string">
            <text:p text:style-name="P5"/>
          </table:table-cell>
          <table:table-cell table:style-name="Tableau1.D1" office:value-type="string">
            <text:p text:style-name="P7"><text:span text:style-name="T41">Prérequis au </text:span>Machine Learning</text:p>
          </table:table-cell>
        </table:table-row>
      </table:table>
      <text:p text:style-name="P8"><text:bookmark text:name="dN10006"/><text:span text:style-name="T23">Dans un contexte actuel où les données sont facilement accessible en grande quantité, cette formation présente les fondamentaux de la gestion des données dans le but d’utiliser les Machine Learning et Deep Learning. </text:span><text:span text:style-name="T24">Ce stage </text:span>pratique ORSYS apporte les connaissances nécessaires à la <text:span text:style-name="T34">préparation, transformation et échantillonnage des données afin d’être utilisables par des algorithmes prédictifs simples ou complexes. Animés par des experts reconnus, ce stage est un préliminaire à d’autres stages en Machine Learning et Deep Learning.</text:span><text:span text:style-name="T33"> Afin de pouvoir suivre </text:span><text:span text:style-name="T34">ces différents stages</text:span><text:span text:style-name="T33">, vous verrez aussi une introductions aux différentes possibilités offertes par le Machine Learning, aux notions mathématiques fondamentales nécessaires ainsi qu’aux spécificités de gestion de projets incluant du Machine Learning.</text:span></text:p>
      <table:table table:name="Tableau2" table:style-name="Tableau2">
        <table:table-column table:style-name="Tableau2.A"/>
        <table:table-column table:style-name="Tableau2.B"/>
        <table:table-row table:style-name="Tableau2.1">
          <table:table-cell table:style-name="Tableau2.A1" office:value-type="string">
            <text:p text:style-name="P9"><text:bookmark text:name="hN1000E"/><text:span text:style-name="T25">Stage pratique de </text:span><text:span text:style-name="T26">2</text:span><text:span text:style-name="T25"> jour(s)</text:span></text:p>
            <text:p text:style-name="P10">Réf : </text:p>
            <text:p text:style-name="P11">Participants</text:p>
            <text:p text:style-name="P13">Développeur/Chef de projet informatique </text:p>
            <text:p text:style-name="P11">Pré-requis</text:p>
            <text:p text:style-name="P12">Connaissances de base <text:span text:style-name="T37">en programmation </text:span>informatique.</text:p>
            <text:p text:style-name="P14">Modalités d’évaluation</text:p>
            <text:p text:style-name="P12">L’évaluation des acquis se fait tout au long de la session au travers des multiples exercices à réaliser (50 à 70% du temps).</text:p>
          </table:table-cell>
          <table:table-cell table:style-name="Tableau2.A1" office:value-type="string">
            <text:p text:style-name="P40">Acquérir les fondamentaux du Machine Learning</text:p>
            <text:p text:style-name="P41">Monter en compétence en théorie comme en pratique</text:p>
            <text:p text:style-name="P29">Ce cours, dans lequel les travaux pratiques ont un rôle central, vous permettra de comprendre et de mettre en œuvre les éléments essentiels de <text:span text:style-name="T33">manipulation de données </text:span>informatiques <text:span text:style-name="T33">dans un projet ayant pour ambition d’inclure du Machine Learning</text:span>. Tous les aspects véritablement importants seront abordés, notamment <text:s/><text:span text:style-name="T35">une introduction aux possibilités du Machine Learning aujourd’hui, le socle des notions mathématiques nécessaires, la gestion de données et la gestion de projet.</text:span></text:p>
            <text:p text:style-name="P31">OBJECTIFS PEDAGOGIQUES</text:p>
            <text:p text:style-name="P16"><text:span text:style-name="T2">Connaître les différents </text:span><text:span text:style-name="T6">possibilités du Machine Learning/Deep Learning</text:span></text:p>
            <text:p text:style-name="P26">Acquérir le niveau mathématique suffisant pour comprendre le Machiine Learning</text:p>
            <text:p text:style-name="P25">Savoir Préparer des donnéees pour le Machine Learning</text:p>
            <text:p text:style-name="P17"><text:span text:style-name="T3">Savoir préparer un projet </text:span><text:span text:style-name="T6">incluant </text:span><text:span text:style-name="T3">du machine Learning</text:span></text:p>
            <table:table table:name="Tableau3" table:style-name="Tableau3">
              <table:table-column table:style-name="Tableau3.A" table:number-columns-repeated="2"/>
              <table:table-row table:style-name="Tableau3.1">
                <table:table-cell table:style-name="Tableau3.A1" office:value-type="string">
                  <text:p text:style-name="P37"/>
                </table:table-cell>
                <table:table-cell table:style-name="Tableau3.A1" office:value-type="string">
                  <text:p text:style-name="P37"/>
                </table:table-cell>
              </table:table-row>
            </table:table>
            <text:p text:style-name="P30">Travaux pratiques</text:p>
            <text:p text:style-name="P15"><text:span text:style-name="T7">Les participants </text:span><text:span text:style-name="T8">utiliserons des notebook jupyter en python pour manipuler les données</text:span><text:span text:style-name="T7">.</text:span></text:p>
            <text:p text:style-name="P27"/>
            <text:list xml:id="list2211592013" text:style-name="WW8Num2">
              <text:list-item>
                <text:p text:style-name="P43"/>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3">Journée</text:p>
                </table:table-cell>
                <table:table-cell table:style-name="Tableau4.A1" office:value-type="string">
                  <text:p text:style-name="P33">Composant</text:p>
                </table:table-cell>
                <table:table-cell table:style-name="Tableau4.A1" office:value-type="string">
                  <text:p text:style-name="P33">Intervenant</text:p>
                </table:table-cell>
                <table:table-cell table:style-name="Tableau4.D1" office:value-type="string">
                  <text:p text:style-name="P33">Participant</text:p>
                </table:table-cell>
              </table:table-row>
              <table:table-row table:style-name="Tableau4.1">
                <table:table-cell table:style-name="Tableau4.A1" office:value-type="string">
                  <text:p text:style-name="P34">1 matin</text:p>
                </table:table-cell>
                <table:table-cell table:style-name="Tableau4.B2" table:number-rows-spanned="4" office:value-type="string">
                  <text:p text:style-name="P35">Cours et travaux pratiques</text:p>
                </table:table-cell>
                <table:table-cell table:style-name="Tableau4.A1" office:value-type="string">
                  <text:p text:style-name="P4">Présent</text:p>
                </table:table-cell>
                <table:table-cell table:style-name="Tableau4.D1" office:value-type="string">
                  <text:p text:style-name="P34">Présent</text:p>
                </table:table-cell>
              </table:table-row>
              <table:table-row table:style-name="Tableau4.1">
                <table:table-cell table:style-name="Tableau4.A1" office:value-type="string">
                  <text:p text:style-name="P34">1 après midi</text:p>
                </table:table-cell>
                <table:covered-table-cell/>
                <table:table-cell table:style-name="Tableau4.A1" office:value-type="string">
                  <text:p text:style-name="P4">Présent</text:p>
                </table:table-cell>
                <table:table-cell table:style-name="Tableau4.D1" office:value-type="string">
                  <text:p text:style-name="P34">Présent</text:p>
                </table:table-cell>
              </table:table-row>
              <table:table-row table:style-name="Tableau4.1">
                <table:table-cell table:style-name="Tableau4.A1" office:value-type="string">
                  <text:p text:style-name="P34">2 matin</text:p>
                </table:table-cell>
                <table:covered-table-cell/>
                <table:table-cell table:style-name="Tableau4.A1" office:value-type="string">
                  <text:p text:style-name="P4">Présent</text:p>
                </table:table-cell>
                <table:table-cell table:style-name="Tableau4.D1" office:value-type="string">
                  <text:p text:style-name="P34">Présent</text:p>
                </table:table-cell>
              </table:table-row>
              <table:table-row table:style-name="Tableau4.1">
                <table:table-cell table:style-name="Tableau4.A1" office:value-type="string">
                  <text:p text:style-name="P34">2 après midi</text:p>
                </table:table-cell>
                <table:covered-table-cell/>
                <table:table-cell table:style-name="Tableau4.A1" office:value-type="string">
                  <text:p text:style-name="P4">Présent</text:p>
                </table:table-cell>
                <table:table-cell table:style-name="Tableau4.D1" office:value-type="string">
                  <text:p text:style-name="P34">Présent</text:p>
                </table:table-cell>
              </table:table-row>
            </table:table>
            <text:p text:style-name="P6"/>
            <text:p text:style-name="P27"/>
            <text:p text:style-name="P42"><text:bookmark text:name="N1002D"/>1. jour 1  : intervenant + participant</text:p>
            <text:p text:style-name="P21">Le s<text:span text:style-name="T36">ocle</text:span> <text:span text:style-name="T36">mathématique</text:span></text:p>
            <text:p text:style-name="P15"><text:span text:style-name="T12">- L</text:span><text:span text:style-name="T13">es statistiques (moyenne, variance, distribution de probabilités, ...)</text:span></text:p>
            <text:p text:style-name="P15"><text:span text:style-name="T12">- L’</text:span><text:span text:style-name="T13">algèbre (produit scalaire, </text:span><text:span text:style-name="T17">p</text:span><text:span text:style-name="T13">roduit matriciel, valeur propres, vecteurs propres, …)</text:span></text:p>
            <text:p text:style-name="P15"><text:span text:style-name="T13">- </text:span><text:span text:style-name="T17">L’optimisation (dérivation, gradient, ...</text:span><text:span text:style-name="T18">)</text:span></text:p>
            <text:p text:style-name="P45"/>
            <text:p text:style-name="P38"><text:span text:style-name="T4">Travaux pratiques<text:line-break/></text:span><text:soft-page-break/><text:span text:style-name="T19">Quelques exercices de mathématiques</text:span></text:p>
            <text:p text:style-name="P18"><text:span text:style-name="T28">Possibilités</text:span><text:span text:style-name="T27"> offertes par le Machine Learning</text:span></text:p>
            <text:p text:style-name="P18"><text:span text:style-name="T12">- </text:span><text:span text:style-name="T13">Le traitements de données tabulaires (csv, ...)</text:span></text:p>
            <text:p text:style-name="P18"><text:span text:style-name="T12">- </text:span><text:span text:style-name="T13">Le traitements de </text:span><text:span text:style-name="T21">Séquences (données temporelles, données textuelles, ...)</text:span></text:p>
            <text:p text:style-name="P15"><text:span text:style-name="T12">- </text:span><text:span text:style-name="T13">Le traitements de graphes (réseaux sociaux, langage informatique, …. )</text:span></text:p>
            <text:p text:style-name="P15"><text:span text:style-name="T12">- </text:span><text:span text:style-name="T13">Les problématiques à prendre en compte (techniques, juriques, éthiques, …)</text:span></text:p>
            <text:p text:style-name="P18"/>
            <text:p text:style-name="P38"><text:span text:style-name="T4">Travaux pratiques</text:span><text:span text:style-name="T31"><text:line-break/></text:span><text:span text:style-name="T11">Ét</text:span><text:span text:style-name="T8">ude de cas sur un projet </text:span><text:span text:style-name="T10">fictif</text:span></text:p>
            <text:p text:style-name="P32"><text:span text:style-name="T29">1. jour </text:span><text:span text:style-name="T30">2</text:span><text:span text:style-name="T29">  : intervenant + participant</text:span></text:p>
            <text:p text:style-name="P23">Gestion de données pour le Machine Learning</text:p>
            <text:p text:style-name="P15"><text:span text:style-name="T14">- </text:span><text:span text:style-name="T16">Introduction aux librairies numpy, seaborn, Pandas</text:span></text:p>
            <text:p text:style-name="P20"><text:span text:style-name="T12">- </text:span><text:span text:style-name="T14">Collecte</text:span></text:p>
            <text:p text:style-name="P20"><text:span text:style-name="T12">- </text:span><text:span text:style-name="T14">Préparation </text:span><text:span text:style-name="T15">(Analyse des données)</text:span></text:p>
            <text:p text:style-name="P15"><text:span text:style-name="T12">- </text:span><text:span text:style-name="T14">Transformation </text:span><text:span text:style-name="T15">(Imputation, Normalisation, ...)</text:span></text:p>
            <text:p text:style-name="P19"/>
            <text:p text:style-name="P28"><text:span text:style-name="T5">Travaux pratiques</text:span><text:span text:style-name="T32"><text:line-break/></text:span><text:span text:style-name="T19">P</text:span><text:span text:style-name="T20">réparation/Transformation d’une base de données tabulaire.</text:span></text:p>
            <text:p text:style-name="P22"/>
            <text:p text:style-name="P24">Gestion de projet en Machine Learning</text:p>
            <text:p text:style-name="P15"><text:span text:style-name="T12">- </text:span><text:span text:style-name="T22">Comment intégrer du Machine </text:span><text:span text:style-name="T12"><text:s/></text:span><text:span text:style-name="T14">Learning en entreprise </text:span><text:span text:style-name="T12">?</text:span></text:p>
            <text:p text:style-name="P15"><text:span text:style-name="T12">- </text:span><text:span text:style-name="T22">Gestion de projet</text:span></text:p>
            <text:p text:style-name="P15"><text:span text:style-name="T12">- </text:span><text:span text:style-name="T14">Intégration</text:span></text:p>
            <text:p text:style-name="P45"/>
            <text:p text:style-name="P39"><text:span text:style-name="T4">Travaux pratiques</text:span><text:span text:style-name="T31"><text:line-break/></text:span><text:span text:style-name="T9">Suite de l’é</text:span><text:span text:style-name="T8">tude de cas sur </text:span><text:span text:style-name="T9">le</text:span><text:span text:style-name="T8"> projet </text:span><text:span text:style-name="T9">précédent</text:span></text:p>
            <text:p text:style-name="P3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0693in" fo:margin-bottom="0.0693in" loext:contextual-spacing="false" fo:line-height="100%"/>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brut" style:display-name="Texte brut" style:family="paragraph" style:parent-style-name="Standard">
      <style:paragraph-properties fo:margin-top="0in" fo:margin-bottom="0in" loext:contextual-spacing="false" fo:line-height="100%"/>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style:style style:name="pratique" style:family="paragraph" style:parent-style-name="Standard">
      <style:paragraph-properties fo:margin-top="0.0693in" fo:margin-bottom="0.0693in"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Titre_20_2_20_Car" style:display-name="Titre 2 Car" style:family="tex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Texte_20_brut_20_Car" style:display-name="Texte brut Car" style:family="text">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7.4792in" table:align="left" style:writing-mode="lr-tb"/>
    </style:style>
    <style:style style:name="Tableau5.A" style:family="table-column">
      <style:table-column-properties style:column-width="6.2986in"/>
    </style:style>
    <style:style style:name="Tableau5.B" style:family="table-column">
      <style:table-column-properties style:column-width="1.1806in"/>
    </style:style>
    <style:style style:name="Tableau5.1" style:family="table-row">
      <style:table-row-properties fo:keep-together="auto"/>
    </style:style>
    <style:style style:name="Tableau5.A1" style:family="table-cell">
      <style:table-cell-properties style:vertical-align="top" fo:padding="0in" fo:border="none" style:writing-mode="lr-tb"/>
    </style:style>
    <style:style style:name="MP1" style:family="paragraph" style:parent-style-name="Standard">
      <style:paragraph-properties fo:margin-left="0.1965in" fo:margin-right="0in" fo:margin-top="0in" fo:margin-bottom="0in" loext:contextual-spacing="false" fo:line-height="100%" fo:orphans="0" fo:widows="0" fo:text-indent="0in" style:auto-text-indent="false" style:text-autospace="none"/>
      <style:text-properties fo:color="#808080" style:font-name="sans-serif" fo:font-size="7.5pt" style:font-size-asian="7.5pt" style:font-name-complex="sans-serif" style:font-size-complex="7.5pt"/>
    </style:style>
    <style:style style:name="MP2" style:family="paragraph" style:parent-style-name="Standard">
      <style:paragraph-properties fo:margin-left="0.1571in" fo:margin-right="0in" fo:margin-top="0in" fo:margin-bottom="0in" loext:contextual-spacing="false" fo:line-height="100%" fo:text-align="end" style:justify-single-word="false" fo:orphans="0" fo:widows="0" fo:text-indent="0in" style:auto-text-indent="false" style:text-autospace="none"/>
    </style:style>
    <style:style style:name="MP3" style:family="paragraph" style:parent-style-name="Standard">
      <style:text-properties fo:color="#808080" style:font-name="sans-serif" fo:font-size="7.5pt" style:font-size-asian="7.5pt" style:font-name-complex="sans-serif" style:font-size-complex="7.5pt"/>
    </style:style>
    <style:style style:name="MT1" style:family="text">
      <style:text-properties fo:color="#808080" style:font-name="sans-serif" fo:font-size="7.5pt" style:font-size-asian="7.5pt" style:font-name-complex="sans-serif" style:font-size-complex="7.5pt"/>
    </style:style>
    <style:page-layout style:name="Mpm1">
      <style:page-layout-properties fo:page-width="8.2681in" fo:page-height="11in" style:num-format="1" style:print-orientation="portrait" fo:margin-top="0.5902in" fo:margin-bottom="0.5in" fo:margin-left="0.5902in" fo:margin-right="0.5902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02in" fo:margin-left="0in" fo:margin-right="0in" fo:margin-top="0.0516in" style:dynamic-spacing="true"/>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style-name="Tableau5.1">
            <table:table-cell table:style-name="Tableau5.A1" office:value-type="string">
              <text:p text:style-name="MP1">ORSYS, La Grande Arche, Paroi Nord, 92044 Paris La Défense cedex. Tél : +33 (0)1 49 07 73 73. Fax : +33(0)1 49 07 73 78</text:p>
            </table:table-cell>
            <table:table-cell table:style-name="Tableau5.A1" office:value-type="string">
              <text:p text:style-name="MP2"><text:span text:style-name="MT1">page </text:span><text:span text:style-name="MT1"><text:page-number style:num-format="1" text:select-page="current">2</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David IVAN</meta:initial-creator>
    <meta:creation-date>2020-05-05T09:47:00</meta:creation-date>
    <dc:date>2020-05-20T17:52:22.887364823</dc:date>
    <meta:editing-cycles>53</meta:editing-cycles>
    <meta:editing-duration>PT12H19M59S</meta:editing-duration>
    <meta:generator>LibreOffice/6.1.5.2$Linux_X86_64 LibreOffice_project/10$Build-2</meta:generator>
    <meta:document-statistic meta:table-count="5" meta:image-count="0" meta:object-count="0" meta:page-count="2" meta:paragraph-count="64" meta:word-count="519" meta:character-count="3548" meta:non-whitespace-character-count="3087"/>
  </office:meta>
</office:document-meta>
</file>